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ook Antiqua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weight-complex="normal"/>
    </style:style>
    <style:style style:name="T4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normal" style:font-weight-complex="normal"/>
    </style:style>
    <style:style style:name="T5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6">Dead Rule Detection</text:p>
      <text:p text:style-name="Standard"><text:line-break/><text:span text:style-name="T1">1. </text:span><text:span text:style-name="T2">Introduction </text:span></text:p>
      <text:p text:style-name="P2"/>
      <text:p text:style-name="P4">Delete waste rules which can't be applied for this simulation data.</text:p>
      <text:p text:style-name="Standard"><text:span text:style-name="T2"><text:line-break/></text:span><text:span text:style-name="T1">2. </text:span><text:span text:style-name="T2">Input Data</text:span></text:p>
      <text:p text:style-name="P2"/>
      <text:p text:style-name="Standard"><text:span text:style-name="T6">Set of SubViews (see document about Subviews)</text:span><text:span text:style-name="T2"><text:line-break/></text:span></text:p>
      <text:p text:style-name="Standard"><text:span text:style-name="T1">4. </text:span><text:span text:style-name="T2">Output Data </text:span></text:p>
      <text:p text:style-name="P4"/>
      <text:p text:style-name="Standard"><text:span text:style-name="T6">Set of rules.</text:span><text:span text:style-name="T2"><text:line-break/></text:span></text:p>
      <text:p text:style-name="Standard"><text:span text:style-name="T1">5. </text:span><text:span text:style-name="T2">Goal </text:span></text:p>
      <text:p text:style-name="P4"/>
      <text:p text:style-name="P4">Find waste rule.</text:p>
      <text:p text:style-name="P2"/>
      <text:p text:style-name="Standard"><text:span text:style-name="T1">6. </text:span><text:span text:style-name="T2">Solution.</text:span></text:p>
      <text:p text:style-name="P4"/>
      <text:p text:style-name="P4">For each rule R</text:p>
      <text:p text:style-name="Standard"><text:span text:style-name="T7"><text:tab/></text:span><text:span text:style-name="T6">for each subviews in LHS of </text:span><text:span text:style-name="T7">К</text:span></text:p>
      <text:p text:style-name="Standard"><text:span text:style-name="T7"><text:tab/><text:tab/></text:span><text:span text:style-name="T6">If subview doesn't be present in SubViews that rule R is waste.</text:span></text:p>
      <text:p text:style-name="P4"/>
      <text:p text:style-name="P4"/>
      <text:p text:style-name="P4"/>
      <text:p text:style-name="Standard"><text:span text:style-name="T6">Then we must update Influence Map.</text:span><text:span text:style-name="T1"><text:line-break/></text:span></text:p>
      <text:p text:style-name="P2"/>
      <text:p text:style-name="Standard"><text:span text:style-name="T1">7. </text:span><text:span text:style-name="T2">Flowchart </text:span></text:p>
      <text:p text:style-name="P4"/>
      <text:p text:style-name="P8"/>
      <text:p text:style-name="P3"/>
      <text:p text:style-name="Standard"><text:span text:style-name="T1">8. </text:span><text:span text:style-name="T2">Pseudo code (mentioning all functions)</text:span></text:p>
      <text:p text:style-name="P4"/>
      <text:p text:style-name="P2"><text:line-break/></text:p>
      <text:p text:style-name="Standard"><text:span text:style-name="T1">10. </text:span><text:span text:style-name="T2">Function definitions (of all functions in the Pseudo code) 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5M08S</meta:editing-duration>
    <meta:editing-cycles>4</meta:editing-cycles>
    <meta:generator>OpenOffice.org/3.1$Win32 OpenOffice.org_project/310m11$Build-9399</meta:generator>
    <dc:date>2009-06-16T22:56:07.68</dc:date>
    <meta:document-statistic meta:table-count="0" meta:image-count="0" meta:object-count="0" meta:page-count="1" meta:paragraph-count="18" meta:word-count="86" meta:character-count="491"/>
    <meta:user-defined meta:name="Info 1"/>
    <meta:user-defined meta:name="Info 2"/>
    <meta:user-defined meta:name="Info 3"/>
    <meta:user-defined meta:name="Info 4"/>
  </office:meta>
</office:document-meta>
</file>